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56000042C2000033CA45494439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>
            <draw:frame table:end-cell-address="Sheet1.I50" table:end-x="1.255cm" table:end-y="0.161cm" draw:z-index="0" svg:width="17.089cm" svg:height="13.257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table:end-cell-address="Sheet1.Q50" table:end-x="1.283cm" table:end-y="0.161cm" draw:z-index="1" draw:name="Graphics 1" draw:style-name="gr1" draw:text-style-name="P1" svg:width="17.089cm" svg:height="13.257cm" svg:x="0cm" svg:y="0cm">
              <draw:image xlink:href="Pictures/20000156000042C2000033CA45494439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11:05</dc:date>
    <dc:language>en-US</dc:language>
    <meta:editing-cycles>4</meta:editing-cycles>
    <meta:editing-duration>PT17M1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false" chart:lines="false" chart:solid-type="pyramid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pyramid" chart:symbol-type="none"/>
      <style:graphic-properties dr3d:horizontal-segments="4" dr3d:edge-rounding="5%" dr3d:backface-culling="disabled"/>
    </style:style>
    <style:style style:name="ch10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4.776cm" svg:y="0.264cm" chart:style-name="ch2">
          <text:p>Columns_Pyramids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